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9.5cm" style:rel-column-width="32767*"/>
    </style:style>
    <style:style style:name="Tabela1.B" style:family="table-column">
      <style:table-column-properties style:column-width="9.5cm" style:rel-column-width="32768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9.5cm" style:rel-column-width="32767*"/>
    </style:style>
    <style:style style:name="Tabela3.B" style:family="table-column">
      <style:table-column-properties style:column-width="9.5cm" style:rel-column-width="32768*"/>
    </style:style>
    <style:style style:name="Tabela3.A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style:vertical-align="middle" fo:padding="0.097cm" fo:border="0.5pt solid #000000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001cm" fo:break-before="page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9.5cm" style:rel-column-width="32767*"/>
    </style:style>
    <style:style style:name="Tabela5.B" style:family="table-column">
      <style:table-column-properties style:column-width="9.5cm" style:rel-column-width="32768*"/>
    </style:style>
    <style:style style:name="Tabela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style:vertical-align="middle" fo:padding="0.097cm" fo:border="0.5pt solid #000000"/>
    </style:style>
    <style:style style:name="Tabe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9.001cm" table:align="margins"/>
    </style:style>
    <style:style style:name="Tabela6.A" style:family="table-column">
      <style:table-column-properties style:column-width="5.787cm" style:rel-column-width="19961*"/>
    </style:style>
    <style:style style:name="Tabela6.B" style:family="table-column">
      <style:table-column-properties style:column-width="13.213cm" style:rel-column-width="45574*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style:vertical-align="middle" fo:padding="0.097cm" fo:border="0.5pt solid #000000"/>
    </style:style>
    <style:style style:name="Tabe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47d4f" officeooo:paragraph-rsid="002b212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efa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3cd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24ed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570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e4b6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0a72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495d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af592" officeooo:paragraph-rsid="003033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24ed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5703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26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79516" officeooo:paragraph-rsid="00179516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179516" officeooo:paragraph-rsid="0017951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218225" officeooo:paragraph-rsid="002067f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262e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95bdc" officeooo:paragraph-rsid="002b2123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2133ae" officeooo:paragraph-rsid="002b21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officeooo:rsid="0026ce86" officeooo:paragraph-rsid="002b2123" style:font-size-asian="10.5pt" style:font-style-asian="italic" style:font-size-complex="12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fo:font-size="12pt" fo:font-style="italic" officeooo:rsid="0026ce86" officeooo:paragraph-rsid="002b2123" style:font-size-asian="10.5pt" style:font-style-asian="italic" style:font-size-complex="12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ize="12pt" fo:font-style="italic" officeooo:rsid="00179516" officeooo:paragraph-rsid="00179516" style:font-size-asian="10.5pt" style:font-style-asian="italic" style:font-size-complex="12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font-size="12pt" fo:font-style="italic" officeooo:rsid="00179516" officeooo:paragraph-rsid="002b2123" style:font-size-asian="10.5pt" style:font-style-asian="italic" style:font-size-complex="12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ize="12pt" fo:font-style="italic" officeooo:rsid="00195bdc" officeooo:paragraph-rsid="00195bdc" style:font-size-asian="10.5pt" style:font-style-asian="italic" style:font-size-complex="12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ize="12pt" fo:font-style="italic" officeooo:rsid="001a42e5" officeooo:paragraph-rsid="002b2123" style:font-size-asian="10.5pt" style:font-style-asian="italic" style:font-size-complex="12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ize="12pt" fo:font-style="italic" officeooo:rsid="001dd5ae" officeooo:paragraph-rsid="002b2123" style:font-size-asian="10.5pt" style:font-style-asian="italic" style:font-size-complex="12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fo:font-size="12pt" fo:font-style="italic" officeooo:rsid="0022482b" officeooo:paragraph-rsid="002b2123" style:font-size-asian="10.5pt" style:font-style-asian="italic" style:font-size-complex="12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fo:font-size="12pt" fo:font-style="italic" officeooo:rsid="00239a61" officeooo:paragraph-rsid="002b2123" style:font-size-asian="10.5pt" style:font-style-asian="italic" style:font-size-complex="12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fo:font-size="12pt" fo:font-style="italic" officeooo:rsid="0026a778" officeooo:paragraph-rsid="002b2123" style:font-size-asian="10.5pt" style:font-style-asian="italic" style:font-size-complex="12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fo:font-size="12pt" fo:font-style="italic" officeooo:rsid="00284ff1" officeooo:paragraph-rsid="00284ff1" style:font-size-asian="10.5pt" style:font-style-asian="italic" style:font-size-complex="12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17951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2b212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39fd2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2b826c" officeooo:paragraph-rsid="002b826c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39fd26" officeooo:paragraph-rsid="0039fd2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bold" officeooo:rsid="002b826c" officeooo:paragraph-rsid="002b826c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bold" officeooo:rsid="0039fd26" officeooo:paragraph-rsid="0039fd26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40a725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179516" officeooo:paragraph-rsid="00179516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195bdc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284ff1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2b2123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303337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46526a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2133ae" officeooo:paragraph-rsid="002b2123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normal" officeooo:rsid="002ca9ac" officeooo:paragraph-rsid="00303337" style:font-size-asian="10.5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bold" officeooo:paragraph-rsid="0046526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efa19" style:font-size-asian="10.5pt" style:font-weight-asian="normal" style:font-size-complex="12pt" style:font-weight-complex="normal"/>
    </style:style>
    <style:style style:name="T1" style:family="text">
      <style:text-properties fo:font-weight="normal" officeooo:rsid="000f6bb7" style:font-weight-asian="normal" style:font-weight-complex="normal"/>
    </style:style>
    <style:style style:name="T2" style:family="text">
      <style:text-properties fo:font-weight="normal" officeooo:rsid="002622c1" style:font-weight-asian="normal" style:font-weight-complex="normal"/>
    </style:style>
    <style:style style:name="T3" style:family="text">
      <style:text-properties fo:font-weight="normal" officeooo:rsid="006e3c50" style:font-weight-asian="normal" style:font-weight-complex="normal"/>
    </style:style>
    <style:style style:name="T4" style:family="text">
      <style:text-properties fo:font-weight="normal" officeooo:rsid="0029ad34" style:font-weight-asian="normal" style:font-weight-complex="normal"/>
    </style:style>
    <style:style style:name="T5" style:family="text">
      <style:text-properties officeooo:rsid="001a3c58"/>
    </style:style>
    <style:style style:name="T6" style:family="text">
      <style:text-properties officeooo:rsid="001c3ac1"/>
    </style:style>
    <style:style style:name="T7" style:family="text">
      <style:text-properties officeooo:rsid="00269254"/>
    </style:style>
    <style:style style:name="T8" style:family="text">
      <style:text-properties officeooo:rsid="0026a778"/>
    </style:style>
    <style:style style:name="T9" style:family="text">
      <style:text-properties officeooo:rsid="00284ff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af592"/>
    </style:style>
    <style:style style:name="T12" style:family="text">
      <style:text-properties officeooo:rsid="002ca9ac"/>
    </style:style>
    <style:style style:name="T13" style:family="text">
      <style:text-properties officeooo:rsid="00315f53"/>
    </style:style>
    <style:style style:name="T14" style:family="text">
      <style:text-properties officeooo:rsid="00339246"/>
    </style:style>
    <style:style style:name="T15" style:family="text">
      <style:text-properties officeooo:rsid="003504f0"/>
    </style:style>
    <style:style style:name="T16" style:family="text">
      <style:text-properties officeooo:rsid="0037c242"/>
    </style:style>
    <style:style style:name="T17" style:family="text">
      <style:text-properties officeooo:rsid="003a100d"/>
    </style:style>
    <style:style style:name="T18" style:family="text">
      <style:text-properties officeooo:rsid="004442db"/>
    </style:style>
    <style:style style:name="T19" style:family="text">
      <style:text-properties officeooo:rsid="0045561e"/>
    </style:style>
    <style:style style:name="T20" style:family="text">
      <style:text-properties officeooo:rsid="003d7ef5"/>
    </style:style>
    <style:style style:name="T21" style:family="text">
      <style:text-properties officeooo:rsid="004d1f46"/>
    </style:style>
    <style:style style:name="T22" style:family="text">
      <style:text-properties officeooo:rsid="004e743d"/>
    </style:style>
    <style:style style:name="T23" style:family="text">
      <style:text-properties officeooo:rsid="004bcdc8"/>
    </style:style>
    <style:style style:name="T24" style:family="text">
      <style:text-properties officeooo:rsid="004aa9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UCTURED CONTROL LANGUAGE</text:p>
      <text:p text:style-name="P3"/>
      <text:p text:style-name="P16">1. PODSTAWOWE FUNKCJE</text:p>
      <text:p text:style-name="P34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7">PODSTAWOWE FUNKCJE</text:p>
          </table:table-cell>
          <table:covered-table-cell/>
        </table:table-row>
        <table:table-row>
          <table:table-cell table:style-name="Tabela1.A2" office:value-type="string">
            <text:p text:style-name="P43">Q = A</text:p>
          </table:table-cell>
          <table:table-cell table:style-name="Tabela1.B2" office:value-type="string">
            <text:p text:style-name="P25">#Q := #A;</text:p>
          </table:table-cell>
        </table:table-row>
        <table:table-row>
          <table:table-cell table:style-name="Tabela1.A2" office:value-type="string">
            <text:p text:style-name="P44">Q = A ∩ B</text:p>
          </table:table-cell>
          <table:table-cell table:style-name="Tabela1.B2" office:value-type="string">
            <text:p text:style-name="P25">#Q := #A AND #B; </text:p>
          </table:table-cell>
        </table:table-row>
        <table:table-row>
          <table:table-cell table:style-name="Tabela1.A2" office:value-type="string">
            <text:p text:style-name="P44">Q = A ∪ B</text:p>
          </table:table-cell>
          <table:table-cell table:style-name="Tabela1.B2" office:value-type="string">
            <text:p text:style-name="P25">#Q := #A OR #B;</text:p>
          </table:table-cell>
        </table:table-row>
        <table:table-row>
          <table:table-cell table:style-name="Tabela1.A2" office:value-type="string">
            <text:p text:style-name="P45"><text:span text:style-name="T1"><draw:frame draw:style-name="fr1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    </table:table-cell>
          <table:table-cell table:style-name="Tabela1.B2" office:value-type="string">
            <text:p text:style-name="P27">#Q := NOT #A</text:p>
          </table:table-cell>
        </table:table-row>
      </table:table>
      <text:p text:style-name="P34"/>
      <text:p text:style-name="P34"/>
      <text:p text:style-name="P35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1">PRZYKŁADY</text:p>
          </table:table-cell>
          <table:covered-table-cell/>
        </table:table-row>
        <table:table-row>
          <table:table-cell table:style-name="Tabela3.A2" office:value-type="string">
            <text:p text:style-name="P4"><draw:frame draw:style-name="fr1" draw:name="Obiekt2" text:anchor-type="as-char" svg:y="-0.377cm" svg:width="1.67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  <table:table-cell table:style-name="Tabela3.B2" office:value-type="string">
            <text:p text:style-name="P26">#Q := <text:span text:style-name="T5">NOT </text:span>#A AND #B; </text:p>
          </table:table-cell>
        </table:table-row>
        <table:table-row>
          <table:table-cell table:style-name="Tabela3.A2" office:value-type="string">
            <text:p text:style-name="P47"><draw:frame draw:style-name="fr1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3.B2" office:value-type="string">
            <text:p text:style-name="P26">#Q := #A OR <text:span text:style-name="T5">NOT </text:span>#B;</text:p>
          </table:table-cell>
        </table:table-row>
        <table:table-row>
          <table:table-cell table:style-name="Tabela3.A2" office:value-type="string">
            <text:p text:style-name="P47"><draw:frame draw:style-name="fr1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  </table:table-cell>
          <table:table-cell table:style-name="Tabela3.B2" office:value-type="string">
            <text:p text:style-name="P28">#Q := NOT A AND (#<text:span text:style-name="T6">B OR #C);</text:span></text:p>
          </table:table-cell>
        </table:table-row>
        <table:table-row>
          <table:table-cell table:style-name="Tabela3.A2" office:value-type="string">
            <text:p text:style-name="P47"><draw:frame draw:style-name="fr1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able:table-cell>
          <table:table-cell table:style-name="Tabela3.B2" office:value-type="string">
            <text:p text:style-name="P29">#Q := (#A OR #B) AND NOT #C;</text:p>
          </table:table-cell>
        </table:table-row>
      </table:table>
      <text:p text:style-name="P35"/>
      <text:p text:style-name="P34"/>
      <text:p text:style-name="P35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2">KONSTRUKCJE</text:p>
          </table:table-cell>
          <table:covered-table-cell/>
        </table:table-row>
        <table:table-row>
          <table:table-cell table:style-name="Tabela4.A2" office:value-type="string">
            <text:p text:style-name="P50">IF</text:p>
          </table:table-cell>
          <table:table-cell table:style-name="Tabela4.B2" office:value-type="string">
            <text:p text:style-name="P30">IF #S1 THEN<text:line-break/> <text:s text:c="3"/>L1 := 1;</text:p>
            <text:p text:style-name="P30">END_IF;</text:p>
          </table:table-cell>
        </table:table-row>
        <table:table-row>
          <table:table-cell table:style-name="Tabela4.A2" office:value-type="string">
            <text:p text:style-name="P50">IF + ELSE</text:p>
          </table:table-cell>
          <table:table-cell table:style-name="Tabela4.B2" office:value-type="string">
            <text:p text:style-name="P31">IF #S1 AND #S<text:span text:style-name="T24">2</text:span> THEN<text:line-break/> <text:s text:c="4"/>L<text:span text:style-name="T7">2</text:span> := 1;</text:p>
            <text:p text:style-name="P31">ELSE</text:p>
            <text:p text:style-name="P31"><text:s text:c="5"/>L<text:span text:style-name="T7">2</text:span> := 0;<text:line-break/><text:span text:style-name="T8">END_IF;</text:span></text:p>
          </table:table-cell>
        </table:table-row>
        <table:table-row>
          <table:table-cell table:style-name="Tabela4.A2" office:value-type="string">
            <text:p text:style-name="P50">IF + IFELS</text:p>
          </table:table-cell>
          <table:table-cell table:style-name="Tabela4.B2" office:value-type="string">
            <text:p text:style-name="P32">IF #S1 AND #B1 THEN<text:line-break/> <text:s text:c="4"/><text:span text:style-name="T9">#</text:span>L1 := 1;</text:p>
            <text:p text:style-name="P32">ELSIF #S2 THEN<text:line-break/> <text:s text:c="4"/><text:span text:style-name="T9">#</text:span>L2 := 1;</text:p>
            <text:p text:style-name="P32">END_IF;</text:p>
          </table:table-cell>
        </table:table-row>
        <table:table-row>
          <table:table-cell table:style-name="Tabela4.A2" office:value-type="string">
            <text:p text:style-name="P50">CASE OF</text:p>
          </table:table-cell>
          <table:table-cell table:style-name="Tabela4.B2" office:value-type="string">
            <text:p text:style-name="P24">CASE #krok OF<text:line-break/> <text:s/>0:</text:p>
            <text:p text:style-name="P24"><text:s text:c="11"/>Y1 := 1;</text:p>
            <text:p text:style-name="P24"><text:s text:c="11"/>IF #B2 THEN</text:p>
            <text:p text:style-name="P24"><text:s text:c="16"/><text:span text:style-name="T9">#</text:span>krok := 1;</text:p>
            <text:p text:style-name="P24"><text:s text:c="11"/>END_IF;</text:p>
            <text:p text:style-name="P24">1:</text:p>
            <text:p text:style-name="P23"><text:s text:c="11"/>Y1 := 0;</text:p>
            <text:p text:style-name="P24"><text:s text:c="11"/>IF #B1 THEN</text:p>
            <text:p text:style-name="P24"><text:s text:c="16"/><text:span text:style-name="T9">#</text:span>krok := 0;</text:p>
            <text:p text:style-name="P24"><text:s text:c="11"/>END_IF;<text:line-break/>END_CASE;</text:p>
          </table:table-cell>
        </table:table-row>
      </table:table>
      <text:p text:style-name="P35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8">RS &amp; SR</text:p>
          </table:table-cell>
          <table:covered-table-cell/>
        </table:table-row>
        <table:table-row>
          <table:table-cell table:style-name="Tabela2.A2" office:value-type="string">
            <text:p text:style-name="P46">RS (reset set)<text:line-break/><text:span text:style-name="T2">SR (se</text:span><text:span text:style-name="T3">t</text:span><text:span text:style-name="T2"> reset)<text:line-break/></text:span><text:span text:style-name="T4">nie ma możliwości dominacji setu ani resetu</text:span></text:p>
          </table:table-cell>
          <table:table-cell table:style-name="Tabela2.B2" office:value-type="string">
            <text:p text:style-name="P33">IF #SET THEN<text:line-break/> <text:s text:c="4"/>#ON := 1;</text:p>
            <text:p text:style-name="P33">END_IF;</text:p>
            <text:p text:style-name="P33"/>
            <text:p text:style-name="P33">IF #RESET THEN<text:line-break/> <text:s text:c="4"/>#ON := 0;</text:p>
            <text:p text:style-name="P33">END_IF;</text:p>
          </table:table-cell>
        </table:table-row>
      </table:table>
      <text:p text:style-name="P34"/>
      <text:p text:style-name="P34"/>
      <text:p text:style-name="P39">2. CZASÓWKI</text:p>
      <text:p text:style-name="P3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4"><text:span text:style-name="T10">TP – Time Pulse</text:span><text:line-break/>(impuls zadany)<text:line-break/>po podaniu sygnału na czasówkę, to ta będzie podawać sygnał przez podany czas<text:line-break/></text:p>
          </table:table-cell>
          <table:table-cell table:style-name="Tabela5.B1" office:value-type="string">
            <text:p text:style-name="P41">#TP(IN:=_bool_in_,</text:p>
            <text:p text:style-name="P41"><text:s text:c="8"/>PT:=_time_in_,</text:p>
            <text:p text:style-name="P41"><text:s text:c="8"/>Q=&gt;_bool_out_,</text:p>
            <text:p text:style-name="P41"><text:s text:c="8"/>ET=&gt;_time_out_);</text:p>
            <text:p text:style-name="P41"/>
            <text:p text:style-name="P53"><text:s text:c="11"/>IN – input</text:p>
            <text:p text:style-name="P5"><text:tab/><text:span text:style-name="T11">PT – pulse time</text:span></text:p>
            <text:p text:style-name="P5"><text:tab/><text:span text:style-name="T11">Q – output</text:span></text:p>
            <text:p text:style-name="P6"><text:tab/><text:span text:style-name="T11">ET – Elapsed Time</text:span></text:p>
          </table:table-cell>
        </table:table-row>
        <table:table-row>
          <table:table-cell table:style-name="Tabela5.A2" office:value-type="string">
            <text:p text:style-name="P20">TON – Time On Delay</text:p>
            <text:p text:style-name="P48">(opóźnienie włączenia)</text:p>
            <text:p text:style-name="P51">po podaniu sygnału, zostaje on przekazany dalej </text:p>
            <text:p text:style-name="P12"><text:span text:style-name="T12">po </text:span><text:span text:style-name="T13">upływie</text:span><text:span text:style-name="T12"> dan</text:span><text:span text:style-name="T13">ego</text:span><text:span text:style-name="T12"> czas</text:span><text:span text:style-name="T13">u</text:span><text:span text:style-name="T12"><text:line-break/>sygnał musi być podawany cały przez dany czas aby czasówka zadziałała</text:span></text:p>
          </table:table-cell>
          <table:table-cell table:style-name="Tabela5.B2" office:value-type="string">
            <text:p text:style-name="P41">#TON(IN:=_bool_in_,</text:p>
            <text:p text:style-name="P41"><text:s text:c="11"/>PT:=_time_in_,</text:p>
            <text:p text:style-name="P41"><text:s text:c="11"/>Q=&gt;_bool_out_,</text:p>
            <text:p text:style-name="P41"><text:s text:c="11"/>ET=&gt;_time_out_);</text:p>
            <text:p text:style-name="P41"/>
            <text:p text:style-name="P41"><text:tab/>IN – input</text:p>
            <text:p text:style-name="P41"><text:tab/>PT – pulse time</text:p>
            <text:p text:style-name="P41"><text:tab/>Q – output</text:p>
            <text:p text:style-name="P41"><text:tab/>ET – Elapsed Time</text:p>
          </table:table-cell>
        </table:table-row>
        <table:table-row>
          <table:table-cell table:style-name="Tabela5.A2" office:value-type="string">
            <text:p text:style-name="P20">TOFF – Time Offf Delay</text:p>
            <text:p text:style-name="P44">(opóźnienie wyłączenia)</text:p>
            <text:p text:style-name="P44">po podaniu sygnału i jego zniknięciu na czasówkę, będzie on dalej przekazywany przez dany czas</text:p>
          </table:table-cell>
          <table:table-cell table:style-name="Tabela5.B2" office:value-type="string">
            <text:p text:style-name="P41">#TOF(IN:=_bool_in_,</text:p>
            <text:p text:style-name="P41"><text:s text:c="10"/>PT:=_time_in_,</text:p>
            <text:p text:style-name="P41"><text:s text:c="10"/>Q=&gt;_bool_out_,</text:p>
            <text:p text:style-name="P41"><text:s text:c="10"/>ET=&gt;_time_out_);</text:p>
            <text:p text:style-name="P41"/>
            <text:p text:style-name="P13"><text:s text:c="11"/>IN – input</text:p>
            <text:p text:style-name="P7"><text:tab/><text:span text:style-name="T11">PT – pulse time</text:span></text:p>
            <text:p text:style-name="P7"><text:tab/><text:span text:style-name="T11">Q – output</text:span></text:p>
            <text:p text:style-name="P7"><text:tab/><text:span text:style-name="T11">ET – Elapsed Time</text:span></text:p>
          </table:table-cell>
        </table:table-row>
        <table:table-row>
          <table:table-cell table:style-name="Tabela5.A2" office:value-type="string">
            <text:p text:style-name="P20">TONR – Time On Delay Retentive</text:p>
            <text:p text:style-name="P44">(opóźnienie włączenia z <text:s/>podtrzymanym czasem)</text:p>
            <text:p text:style-name="P44">po podaniu sygnału, zostaje on przekazany dalej po upływie danego czasu<text:line-break/>gdy sygnał zniknie na wejściu czasówki to i tak ona dalej podaje sygnał, aby wyłączyć czasówkę należy podać sygnał na wejście R</text:p>
          </table:table-cell>
          <table:table-cell table:style-name="Tabela5.B2" office:value-type="string">
            <text:p text:style-name="P41">#TONR(IN:=_bool_in_,</text:p>
            <text:p text:style-name="P41"><text:s text:c="14"/>R:=_bool_in_,</text:p>
            <text:p text:style-name="P41"><text:s text:c="14"/>PT:=_time_in_,</text:p>
            <text:p text:style-name="P41"><text:s text:c="14"/>Q=&gt;_bool_out_,</text:p>
            <text:p text:style-name="P41"><text:s text:c="14"/>ET=&gt;_time_out_);</text:p>
            <text:p text:style-name="P41"/>
            <text:p text:style-name="P14"><text:tab/>IN – input</text:p>
            <text:p text:style-name="P8"><text:tab/><text:span text:style-name="T14">R – reset</text:span></text:p>
            <text:p text:style-name="P8"><text:tab/><text:span text:style-name="T11">PT – pulse time</text:span></text:p>
            <text:p text:style-name="P8"><text:tab/><text:span text:style-name="T11">Q – output</text:span></text:p>
            <text:p text:style-name="P8"><text:tab/><text:span text:style-name="T11">ET – Elapsed Time</text:span></text:p>
          </table:table-cell>
        </table:table-row>
      </table:table>
      <text:p text:style-name="P37"/>
      <text:p text:style-name="P34"/>
      <text:p text:style-name="P19"><text:soft-page-break/><text:span text:style-name="T15">3</text:span>. <text:span text:style-name="T16">TON JAKO GENERATOR IMPULSU</text:span></text:p>
      <text:p text:style-name="P19"/>
      <text:p text:style-name="P15">#TON1(IN:=NOT #TON2.Q,</text:p>
      <text:p text:style-name="P15"><text:s text:c="6"/>Q=&gt;#L1,</text:p>
      <text:p text:style-name="P15"><text:s text:c="6"/>PT:=T#500ms);</text:p>
      <text:p text:style-name="P15">#TON2(IN:=#TON1.Q,</text:p>
      <text:p text:style-name="P15"><text:s text:c="6"/>PT:=T#500ms);</text:p>
      <text:p text:style-name="P34"/>
      <text:p text:style-name="P34"/>
      <text:p text:style-name="P40">4. LICZNIKI</text:p>
      <text:p text:style-name="P3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2">CTU – Count Up</text:p>
            <text:p text:style-name="P49"><text:line-break/>licznik, który dodaje, po spełnieniu warunku PV podaje sygnał na Q</text:p>
          </table:table-cell>
          <table:table-cell table:style-name="Tabela6.B1" office:value-type="string">
            <text:p text:style-name="P41">#CTU(CU:=#S1,</text:p>
            <text:p text:style-name="P41"><text:s text:c="5"/>R:=#RESET,</text:p>
            <text:p text:style-name="P41"><text:s text:c="5"/>PV:=5,</text:p>
            <text:p text:style-name="P41"><text:s text:c="5"/>Q=&gt;#L1);</text:p>
            <text:p text:style-name="P41"/>
            <text:p text:style-name="P9"><text:tab/><text:span text:style-name="T17">CU – count up</text:span></text:p>
            <text:p text:style-name="P9"><text:tab/><text:span text:style-name="T17">R – reset</text:span></text:p>
            <text:p text:style-name="P9"><text:tab/><text:span text:style-name="T17">PV – preset value</text:span></text:p>
            <text:p text:style-name="P10"><text:tab/><text:span text:style-name="T17">Q – output </text:span><text:span text:style-name="T18">(QU jeśli PV = CV, QD jeśli PV = 0 </text:span><text:span text:style-name="T21">to da sygnał</text:span><text:span text:style-name="T19">)</text:span></text:p>
            <text:p text:style-name="P9"><text:tab/><text:span text:style-name="T17">CV – current value</text:span></text:p>
          </table:table-cell>
        </table:table-row>
        <table:table-row>
          <table:table-cell table:style-name="Tabela6.A2" office:value-type="string">
            <text:p text:style-name="P20">CTD – Count Down</text:p>
            <text:p text:style-name="P20"/>
            <text:p text:style-name="P44">licznik, który odejmuje, po spełnieniu warunku PV podaje sygnał na Q</text:p>
          </table:table-cell>
          <table:table-cell table:style-name="Tabela6.B2" office:value-type="string">
            <text:p text:style-name="P41">#CTD(CD:=#S1,</text:p>
            <text:p text:style-name="P41"><text:s text:c="5"/>R:=#RESET,</text:p>
            <text:p text:style-name="P41"><text:s text:c="5"/>PV:=5,</text:p>
            <text:p text:style-name="P41"><text:s text:c="5"/>Q=&gt;#L1);</text:p>
            <text:p text:style-name="P42"/>
            <text:p text:style-name="P10"><text:tab/><text:span text:style-name="T17">C</text:span><text:span text:style-name="T20">D</text:span><text:span text:style-name="T17"> – count </text:span><text:span text:style-name="T20">down</text:span></text:p>
            <text:p text:style-name="P10"><text:tab/><text:span text:style-name="T17">R – reset</text:span></text:p>
            <text:p text:style-name="P10"><text:tab/><text:span text:style-name="T17">PV – preset value</text:span></text:p>
            <text:p text:style-name="P10"><text:tab/><text:span text:style-name="T17">Q – output </text:span><text:span text:style-name="T18">(QU jeśli PV = CV, QD jeśli PV = 0 </text:span><text:span text:style-name="T21">to da sygnał</text:span><text:span text:style-name="T19">)</text:span></text:p>
            <text:p text:style-name="P10"><text:tab/><text:span text:style-name="T17">CV – current value</text:span></text:p>
          </table:table-cell>
        </table:table-row>
        <table:table-row>
          <table:table-cell table:style-name="Tabela6.A2" office:value-type="string">
            <text:p text:style-name="P20">CTUD Count Up / Down</text:p>
            <text:p text:style-name="P20"/>
            <text:p text:style-name="P44">licznik, który ma możliwość dodawania i odejmowania, po spełnieniu warunku PV podaje sygnał na wyjście</text:p>
          </table:table-cell>
          <table:table-cell table:style-name="Tabela6.B2" office:value-type="string">
            <text:p text:style-name="P41">#CTUD(CU:=#S1,</text:p>
            <text:p text:style-name="P41"><text:s text:c="6"/>CD:=#S2,</text:p>
            <text:p text:style-name="P41"><text:s text:c="6"/>R:=#RESET,</text:p>
            <text:p text:style-name="P41"><text:s text:c="6"/>LD:=#S3,</text:p>
            <text:p text:style-name="P41"><text:s text:c="6"/>PV:=10,</text:p>
            <text:p text:style-name="P41"><text:s text:c="6"/>QU=&gt;#L1,</text:p>
            <text:p text:style-name="P41"><text:s text:c="6"/>QD=&gt;#L2);</text:p>
            <text:p text:style-name="P41"/>
            <text:p text:style-name="P11"><text:tab/><text:span text:style-name="T17">CU – count up</text:span></text:p>
            <text:p text:style-name="P11"><text:tab/><text:span text:style-name="T17">C</text:span><text:span text:style-name="T20">D</text:span><text:span text:style-name="T17"> – count </text:span><text:span text:style-name="T20">down</text:span></text:p>
            <text:p text:style-name="P11"><text:tab/><text:span text:style-name="T17">R – reset</text:span></text:p>
            <text:p text:style-name="P11"><text:tab/><text:span text:style-name="T17">PV – preset value</text:span></text:p>
            <text:p text:style-name="P11"><text:tab/><text:span text:style-name="T22">LD – load (ładuje PV na CV)</text:span></text:p>
            <text:p text:style-name="P11"><text:tab/><text:span text:style-name="T17">Q</text:span><text:span text:style-name="T23">U</text:span><text:span text:style-name="T17"> – output </text:span><text:span text:style-name="T23">(</text:span><text:span text:style-name="T21">jeśli </text:span><text:span text:style-name="T18">PV = CV </text:span><text:span text:style-name="T21">to da sygnał</text:span><text:span text:style-name="T23">)</text:span></text:p>
            <text:p text:style-name="P11"><text:span text:style-name="T18"><text:tab/>QD – </text:span><text:span text:style-name="T23">output (</text:span><text:span text:style-name="T21">jeśli </text:span><text:span text:style-name="T18">PV = 0 </text:span><text:span text:style-name="T21">to da sygnał </text:span><text:span text:style-name="T19">)</text:span></text:p>
            <text:p text:style-name="P11"><text:tab/><text:span text:style-name="T17">CV – current value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3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7:47:25.655000000</meta:creation-date>
    <meta:generator>LibreOffice/7.6.5.2$Windows_X86_64 LibreOffice_project/38d5f62f85355c192ef5f1dd47c5c0c0c6d6598b</meta:generator>
    <dc:date>2024-05-06T19:13:31.534000000</dc:date>
    <meta:editing-duration>PT3H13M32S</meta:editing-duration>
    <meta:editing-cycles>44</meta:editing-cycles>
    <meta:print-date>2024-05-05T21:00:39.456000000</meta:print-date>
    <meta:printed-by>Pliki PDF</meta:printed-by>
    <meta:document-statistic meta:table-count="6" meta:image-count="0" meta:object-count="5" meta:page-count="3" meta:paragraph-count="142" meta:word-count="507" meta:character-count="3228" meta:non-whitespace-character-count="2395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